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UrbanTitle">
      <style:text-properties fo:font-size="12pt" style:text-underline-style="none" style:font-size-asian="12pt" style:font-size-complex="12pt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UrbanBody" style:list-style-name="L1"/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8"><text:span text:style-name="T6">do text</text:span></text:p><text:p text:style-name="P8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8"><text:span text:style-name="T6">do text</text:span></text:p><text:p text:style-name="P8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8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8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self.getPortionOutsText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8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self.getPortionOutsText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8"><text:span text:style-name="T6">do text if len(self.getInvestigationArticles()) &gt; 1</text:span></text:p></office:annotation><text:line-break/>Cette construction tombe sous l’application des articles <text:text-input text:description="Numéros des articles">self.displayValue(self.listInvestigationArticles(), urbanEventObj.getLinkedInquiry().getInvestigationArticles())</text:text-input> du C.W.A.T.U.P.E.:</text:p>
      <text:p text:style-name="UrbanBody"><office:annotation><dc:creator>Stéphan Geulette</dc:creator><dc:date>2011-04-11T16:21:24</dc:date><text:p text:style-name="P8"><text:span text:style-name="T6">do text if len(self.getInvestigationArticles()) == 1</text:span></text:p></office:annotation><text:line-break/>Cette construction tombe sous l’application de l'article <text:text-input text:description="Numéros des articles">self.displayValue(self.listInvestigationArticles(), urbanEventObj.getLinkedInquiry().getInvestigationArticles())</text:text-input> du C.W.A.T.U.P.E.:</text:p>
      <text:p text:style-name="UrbanBody"/>
      <text:section text:style-name="Sect1" text:name="Section2">
        <text:list xml:id="list380227909" text:style-name="L1">
          <text:list-item>
            <text:p text:style-name="P7"><office:annotation><dc:creator>Stéphan Geulette</dc:creator><dc:date>2011-04-11T21:05:37</dc:date><text:p text:style-name="P8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8"><text:span text:style-name="T6">do text</text:span></text:p><text:p text:style-name="P8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8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oft-page-break/><text:span text:style-name="T4"><office:annotation><dc:creator>Gauthier Bastien</dc:creator><dc:date>2011-02-25T11:04:01</dc:date><text:p text:style-name="P8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8"><text:span text:style-name="T6">do text</text:span></text:p><text:p text:style-name="P8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4:57:40</dc:date>
    <dc:language>fr-FR</dc:language>
    <meta:editing-cycles>75</meta:editing-cycles>
    <meta:editing-duration>P1DT8H59M50S</meta:editing-duration>
    <dc:creator>sde </dc:creator>
    <meta:document-statistic meta:table-count="0" meta:image-count="0" meta:object-count="0" meta:page-count="2" meta:paragraph-count="21" meta:word-count="234" meta:character-count="2333"/>
    <meta:user-defined meta:name="Info 1"/>
    <meta:user-defined meta:name="Info 2"/>
    <meta:user-defined meta:name="Info 3"/>
    <meta:user-defined meta:name="Info 4"/>
  </office:meta>
</office:document-meta>
</file>